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872cm" fo:min-width="1.97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1cm" fo:min-width="3.90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7.5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5cm" fo:min-width="1.75cm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7cm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7" draw:marker-end-width="0.3cm" draw:fill="none" draw:textarea-vertical-align="middle"/>
    </style:style>
    <style:style style:name="gr10" style:family="graphic" style:parent-style-name="objectwithoutfill">
      <style:graphic-properties draw:marker-end="Arrowheads_20_8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25cm" fo:min-width="6.5cm"/>
      <style:paragraph-properties style:writing-mode="lr-tb"/>
    </style:style>
    <style:style style:name="gr12" style:family="graphic" style:parent-style-name="objectwithoutfill">
      <style:graphic-properties draw:marker-end="Arrowheads_20_9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25cm" fo:min-width="3.001cm"/>
      <style:paragraph-properties style:writing-mode="lr-tb"/>
    </style:style>
    <style:style style:name="gr14" style:family="graphic" style:parent-style-name="objectwithoutfill">
      <style:graphic-properties draw:marker-end="Arrowheads_20_10" draw:marker-end-width="0.3cm" draw:fill="none" draw:textarea-vertical-align="middle"/>
    </style:style>
    <style:style style:name="gr15" style:family="graphic" style:parent-style-name="objectwithoutfill">
      <style:graphic-properties draw:marker-end="Arrowheads_20_11" draw:marker-end-width="0.3cm" draw:fill="none"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loext:opacity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ffffff" loext:opacity="100%" fo:font-size="12pt" style:font-size-asian="12pt" style:font-size-complex="12pt"/>
    </style:style>
    <style:style style:name="P5" style:family="paragraph">
      <loext:graphic-properties draw:fill-color="#ffffff"/>
    </style:style>
    <style:style style:name="T1" style:family="text">
      <style:text-properties fo:color="#ffffff" loext:opacity="100%" fo:font-size="12pt" style:font-size-asian="12pt" style:font-size-complex="12pt"/>
    </style:style>
    <style:style style:name="T2" style:family="text">
      <style:text-properties fo:color="#ffffff" loext:opacity="100%" fo:background-color="#729fcf"/>
    </style:style>
    <style:style style:name="T3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5" draw:id="id5" draw:layer="layout" svg:width="3.5cm" svg:height="3cm" svg:x="1.5cm" svg:y="1.5cm">
          <text:p text:style-name="P1">Start</text:p>
          <text:p text:style-name="P1"><text:span text:style-name="T1">Open 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7cm" svg:height="2cm" svg:x="1cm" svg:y="5.5cm">
          <text:p text:style-name="P1"><text:span text:style-name="T2"/></text:p>
          <text:p text:style-name="P1"><text:span text:style-name="T2">Farmer Scan</text:span></text:p>
          <text:p text:style-name="P1"><text:span text:style-name="T2">(input data)</text:span></text:p>
          <text:p text:style-name="P1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2" draw:id="id2" draw:layer="layout" svg:width="8cm" svg:height="2cm" svg:x="2cm" svg:y="9.5cm">
          <text:p text:style-name="P1"><text:span text:style-name="T3">Advisory engine</text:span></text:p>
          <text:p text:style-name="P1"><text:span text:style-name="T1">(Assign missions)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3.625cm" svg:y1="7.5cm" svg:x2="6cm" svg:y2="9.5cm" draw:start-shape="id1" draw:start-glue-point="7" draw:end-shape="id2" draw:end-glue-point="0" svg:d="M3625 7500v1001h2375v999" svg:viewBox="0 0 2376 2001">
          <text:p/>
        </draw:connector>
        <draw:custom-shape draw:style-name="gr5" draw:text-style-name="P4" xml:id="id3" draw:id="id3" draw:layer="layout" svg:width="4.5cm" svg:height="3.5cm" svg:x="11.5cm" svg:y="4.5cm">
          <text:p text:style-name="P4"><text:span text:style-name="T1">Task complete?</text:span></text:p>
          <text:p text:style-name="P4"><text:span text:style-name="T1">Yes/N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svg:x1="10cm" svg:y1="10.5cm" svg:x2="11.5cm" svg:y2="6.25cm" draw:start-shape="id2" draw:start-glue-point="1" draw:end-shape="id3" draw:end-glue-point="5" svg:d="M10000 10500h750v-4250h750" svg:viewBox="0 0 1501 4251">
          <text:p/>
        </draw:connector>
        <draw:custom-shape draw:style-name="gr7" draw:text-style-name="P2" xml:id="id4" draw:id="id4" draw:layer="layout" svg:width="7.5cm" svg:height="1.5cm" svg:x="16.5cm" svg:y="1cm">
          <text:p text:style-name="P1"><text:span text:style-name="T3">If no send Reminder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13.75cm" svg:y1="4.5cm" svg:x2="20.25cm" svg:y2="2.5cm" draw:start-shape="id3" draw:start-glue-point="4" draw:end-shape="id4" draw:end-glue-point="2" svg:d="M13750 4500v-1000h6500v-1000" svg:viewBox="0 0 6501 2001">
          <text:p/>
        </draw:connector>
        <draw:connector draw:style-name="gr9" draw:text-style-name="P3" draw:layer="layout" draw:type="line" svg:x1="4.488cm" svg:y1="4.061cm" svg:x2="4.5cm" svg:y2="5.5cm" draw:start-shape="id5" draw:start-glue-point="9" draw:end-shape="id1" draw:end-glue-point="5" svg:d="M4488 4061l12 1439" svg:viewBox="0 0 13 1440">
          <text:p/>
        </draw:connector>
        <draw:connector draw:style-name="gr10" draw:text-style-name="P3" draw:layer="layout" draw:type="line" svg:x1="16.5cm" svg:y1="1.75cm" svg:x2="4.488cm" svg:y2="1.939cm" draw:start-shape="id4" draw:start-glue-point="3" draw:end-shape="id5" draw:end-glue-point="11" svg:d="M16500 1750l-12012 189" svg:viewBox="0 0 12013 190">
          <text:p/>
        </draw:connector>
        <draw:custom-shape draw:style-name="gr11" draw:text-style-name="P2" xml:id="id6" draw:id="id6" draw:layer="layout" svg:width="7cm" svg:height="1.5cm" svg:x="18cm" svg:y="6cm">
          <text:p text:style-name="P1"><text:span text:style-name="T3">If yes update reward wallet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draw:type="lines" svg:x1="16cm" svg:y1="6.25cm" svg:x2="18cm" svg:y2="6.75cm" draw:start-shape="id3" draw:start-glue-point="7" draw:end-shape="id6" draw:end-glue-point="3" svg:d="M16000 6250h502l997 500h501" svg:viewBox="0 0 2001 501">
          <text:p/>
        </draw:connector>
        <draw:custom-shape draw:style-name="gr13" draw:text-style-name="P2" xml:id="id7" draw:id="id7" draw:layer="layout" svg:width="3.5cm" svg:height="4cm" svg:x="21.5cm" svg:y="9cm">
          <text:p text:style-name="P1"><text:span text:style-name="T3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4" draw:text-style-name="P3" draw:layer="layout" draw:type="lines" svg:x1="21.5cm" svg:y1="7.5cm" svg:x2="23.25cm" svg:y2="9cm" draw:start-shape="id6" draw:start-glue-point="2" draw:end-shape="id7" draw:end-glue-point="5" svg:d="M21500 7500v501l1750 498v501" svg:viewBox="0 0 1751 1501">
          <text:p/>
        </draw:connector>
        <draw:custom-shape draw:style-name="gr1" draw:text-style-name="P2" xml:id="id8" draw:id="id8" draw:layer="layout" svg:width="3.5cm" svg:height="3cm" svg:x="12cm" svg:y="11cm">
          <text:p text:style-name="P1"><text:span text:style-name="T3">End</text:span></text:p>
          <text:p text:style-name="P1"><text:span text:style-name="T3">Credit</text:span></text:p>
          <text:p text:style-name="P1"><text:span text:style-name="T3">earn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s" svg:x1="21.5cm" svg:y1="11cm" svg:x2="15.5cm" svg:y2="12.5cm" draw:start-shape="id7" draw:start-glue-point="6" draw:end-shape="id8" draw:end-glue-point="10" svg:d="M21500 11000h-501l-4997 1500h-502" svg:viewBox="0 0 6001 1501">
          <text:p/>
        </draw:connector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31T23:43:17.118109433</meta:creation-date>
    <dc:date>2025-09-01T00:03:03.494253876</dc:date>
    <meta:editing-duration>PT7M32S</meta:editing-duration>
    <meta:editing-cycles>1</meta:editing-cycles>
    <meta:generator>LibreOffice/7.3.7.2$Linux_X86_64 LibreOffice_project/30$Build-2</meta:generator>
    <meta:document-statistic meta:object-count="39"/>
  </office:meta>
</office:document-meta>
</file>